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officeooo:paragraph-rsid="0023f74c"/>
    </style:style>
    <style:style style:name="P3" style:family="paragraph" style:parent-style-name="Standard">
      <style:text-properties style:font-name="Calibri" officeooo:rsid="0023f74c" officeooo:paragraph-rsid="0023f74c"/>
    </style:style>
    <style:style style:name="P4" style:family="paragraph" style:parent-style-name="Standard">
      <style:text-properties style:font-name="Calibri" officeooo:rsid="0023f74c" officeooo:paragraph-rsid="00346466"/>
    </style:style>
    <style:style style:name="P5" style:family="paragraph" style:parent-style-name="Standard">
      <style:text-properties style:font-name="Calibri" officeooo:rsid="00253f5a" officeooo:paragraph-rsid="00253f5a"/>
    </style:style>
    <style:style style:name="P6" style:family="paragraph" style:parent-style-name="Standard">
      <style:text-properties style:font-name="Calibri" officeooo:rsid="00253f5a" officeooo:paragraph-rsid="0027231b"/>
    </style:style>
    <style:style style:name="P7" style:family="paragraph" style:parent-style-name="Standard">
      <style:text-properties style:font-name="Calibri" officeooo:rsid="00253f5a" officeooo:paragraph-rsid="00304470"/>
    </style:style>
    <style:style style:name="P8" style:family="paragraph" style:parent-style-name="Standard">
      <style:text-properties style:font-name="Calibri" officeooo:rsid="00253f5a" officeooo:paragraph-rsid="003518b1"/>
    </style:style>
    <style:style style:name="P9" style:family="paragraph" style:parent-style-name="Standard">
      <style:text-properties style:font-name="Calibri" officeooo:rsid="0028faeb" officeooo:paragraph-rsid="0028faeb"/>
    </style:style>
    <style:style style:name="P10" style:family="paragraph" style:parent-style-name="Standard">
      <style:text-properties style:font-name="Calibri" officeooo:rsid="002a2631" officeooo:paragraph-rsid="002a2631"/>
    </style:style>
    <style:style style:name="P11" style:family="paragraph" style:parent-style-name="Standard">
      <style:text-properties style:font-name="Calibri" officeooo:paragraph-rsid="00253f5a"/>
    </style:style>
    <style:style style:name="P12" style:family="paragraph" style:parent-style-name="Standard">
      <style:text-properties style:font-name="Calibri" officeooo:rsid="00346466" officeooo:paragraph-rsid="00346466"/>
    </style:style>
    <style:style style:name="P13" style:family="paragraph" style:parent-style-name="Standard">
      <style:text-properties style:font-name="Calibri" officeooo:rsid="00346466" officeooo:paragraph-rsid="003639e0"/>
    </style:style>
    <style:style style:name="P14" style:family="paragraph" style:parent-style-name="Standard">
      <style:text-properties style:font-name="Calibri" officeooo:rsid="0027231b" officeooo:paragraph-rsid="0027231b"/>
    </style:style>
    <style:style style:name="P15" style:family="paragraph" style:parent-style-name="Standard">
      <style:text-properties style:font-name="Calibri" officeooo:rsid="00346466" officeooo:paragraph-rsid="00346466"/>
    </style:style>
    <style:style style:name="P16" style:family="paragraph" style:parent-style-name="Standard">
      <style:text-properties style:font-name="Calibri" officeooo:rsid="00346466" officeooo:paragraph-rsid="003639e0"/>
    </style:style>
    <style:style style:name="P17" style:family="paragraph" style:parent-style-name="Standard">
      <style:text-properties style:font-name="Calibri" officeooo:rsid="00346466" officeooo:paragraph-rsid="003ddb9f"/>
    </style:style>
    <style:style style:name="P18" style:family="paragraph" style:parent-style-name="Standard">
      <style:text-properties style:font-name="Calibri" officeooo:rsid="00253f5a" officeooo:paragraph-rsid="003518b1"/>
    </style:style>
    <style:style style:name="P19" style:family="paragraph" style:parent-style-name="Standard">
      <style:text-properties style:font-name="Calibri" officeooo:rsid="00253f5a" officeooo:paragraph-rsid="003639e0"/>
    </style:style>
    <style:style style:name="P20" style:family="paragraph" style:parent-style-name="Standard">
      <style:text-properties style:font-name="Calibri" officeooo:rsid="0027231b" officeooo:paragraph-rsid="0027231b"/>
    </style:style>
    <style:style style:name="P21" style:family="paragraph" style:parent-style-name="Standard">
      <style:text-properties style:font-name="Calibri" officeooo:paragraph-rsid="0023f74c"/>
    </style:style>
    <style:style style:name="P22" style:family="paragraph" style:parent-style-name="Standard">
      <style:paragraph-properties fo:text-align="center" style:justify-single-word="false"/>
      <style:text-properties style:font-name="Calibri" officeooo:rsid="0020e7f5" officeooo:paragraph-rsid="0020e7f5"/>
    </style:style>
    <style:style style:name="P23" style:family="paragraph" style:parent-style-name="Standard">
      <style:text-properties style:font-name="Calibri" officeooo:rsid="002a2ec2" officeooo:paragraph-rsid="003ddb9f"/>
    </style:style>
    <style:style style:name="P24" style:family="paragraph" style:parent-style-name="Standard">
      <style:text-properties style:font-name="Calibri" officeooo:rsid="002a2ec2" officeooo:paragraph-rsid="0023f74c"/>
    </style:style>
    <style:style style:name="P25" style:family="paragraph" style:parent-style-name="Standard">
      <style:text-properties style:font-name="Calibri" officeooo:paragraph-rsid="0037c392"/>
    </style:style>
    <style:style style:name="P26" style:family="paragraph" style:parent-style-name="Standard">
      <style:text-properties style:font-name="Calibri" officeooo:rsid="0028faeb" officeooo:paragraph-rsid="0028faeb"/>
    </style:style>
    <style:style style:name="P27" style:family="paragraph" style:parent-style-name="Standard">
      <style:text-properties style:font-name="Calibri" officeooo:rsid="003ddb9f" officeooo:paragraph-rsid="003ddb9f"/>
    </style:style>
    <style:style style:name="P28" style:family="paragraph" style:parent-style-name="Standard">
      <style:text-properties style:font-name="Calibri" officeooo:paragraph-rsid="003ddb9f"/>
    </style:style>
    <style:style style:name="P29" style:family="paragraph" style:parent-style-name="Standard">
      <style:text-properties style:font-name="Calibri" officeooo:rsid="002a2631" officeooo:paragraph-rsid="002a2631"/>
    </style:style>
    <style:style style:name="T1" style:family="text">
      <style:text-properties officeooo:rsid="00253f5a"/>
    </style:style>
    <style:style style:name="T2" style:family="text">
      <style:text-properties officeooo:rsid="0027231b"/>
    </style:style>
    <style:style style:name="T3" style:family="text">
      <style:text-properties officeooo:rsid="002a2631"/>
    </style:style>
    <style:style style:name="T4" style:family="text">
      <style:text-properties fo:color="#ed1c24" officeooo:rsid="0031b68c"/>
    </style:style>
    <style:style style:name="T5" style:family="text">
      <style:text-properties officeooo:rsid="002f39e4"/>
    </style:style>
    <style:style style:name="T6" style:family="text">
      <style:text-properties officeooo:rsid="0031b68c"/>
    </style:style>
    <style:style style:name="T7" style:family="text">
      <style:text-properties officeooo:rsid="00346466"/>
    </style:style>
    <style:style style:name="T8" style:family="text">
      <style:text-properties officeooo:rsid="003518b1"/>
    </style:style>
    <style:style style:name="T9" style:family="text">
      <style:text-properties officeooo:rsid="003639e0"/>
    </style:style>
    <style:style style:name="T10" style:family="text">
      <style:text-properties officeooo:rsid="0037c392"/>
    </style:style>
    <style:style style:name="T11" style:family="text">
      <style:text-properties officeooo:rsid="003ad498"/>
    </style:style>
    <style:style style:name="T12" style:family="text">
      <style:text-properties fo:font-size="15pt" style:font-size-asian="13.1000003814697pt" style:font-size-complex="15pt"/>
    </style:style>
    <style:style style:name="T13" style:family="text">
      <style:text-properties fo:font-size="15pt" officeooo:rsid="0022095c" style:font-size-asian="13.1000003814697pt" style:font-size-complex="15pt"/>
    </style:style>
    <style:style style:name="T14" style:family="text">
      <style:text-properties officeooo:rsid="003ddb9f"/>
    </style:style>
    <style:style style:name="T15" style:family="text">
      <style:text-properties officeooo:rsid="002a2ec2"/>
    </style:style>
    <style:style style:name="T16" style:family="text">
      <style:text-properties officeooo:rsid="003e0846"/>
    </style:style>
    <style:style style:name="T17" style:family="text">
      <style:text-properties officeooo:rsid="003e43bc"/>
    </style:style>
    <style:style style:name="T18" style:family="text">
      <style:text-properties officeooo:rsid="003fe4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2">Pseudo-code for </text:span><text:span text:style-name="T13">Project 2</text:span><text:span text:style-name="T12"> </text:span></text:p>
      <text:p text:style-name="P1"/>
      <text:p text:style-name="P1">START PROGRAM</text:p>
      <text:p text:style-name="P4"><text:tab/>Prompt user to input file name</text:p>
      <text:p text:style-name="P12"><text:tab/>Assign input as variable</text:p>
      <text:p text:style-name="P3"><text:tab/><text:span text:style-name="T1">Do error checks</text:span></text:p>
      <text:p text:style-name="P3"><text:tab/><text:tab/>IF file_can_be_opened = <text:span text:style-name="T8">false</text:span> THEN</text:p>
      <text:p text:style-name="P4"><text:tab/><text:tab/><text:tab/><text:span text:style-name="T1">D</text:span>isplay error</text:p>
      <text:p text:style-name="P4"><text:tab/><text:tab/><text:tab/><text:span text:style-name="T1">P</text:span>rompt user to input file nam<text:span text:style-name="T7">e</text:span></text:p>
      <text:p text:style-name="P4"><text:span text:style-name="T1"><text:tab/>O</text:span>pen <text:span text:style-name="T5">isbn </text:span>file <text:span text:style-name="T5">using file name variable </text:span></text:p>
      <text:p text:style-name="P5"><text:tab/>Create css file </text:p>
      <text:p text:style-name="P5"><text:tab/>Create html file for all books </text:p>
      <text:p text:style-name="P7"><text:tab/>Create html file for individual books ??</text:p>
      <text:p text:style-name="P5"><text:tab/>Do error checks</text:p>
      <text:p text:style-name="P5"><text:tab/><text:tab/>IF file_can_be_read = <text:span text:style-name="T8">false</text:span> THEN</text:p>
      <text:p text:style-name="P5"><text:tab/><text:tab/><text:tab/><text:span text:style-name="T2">D</text:span>isplay error </text:p>
      <text:p text:style-name="P5"><text:tab/><text:tab/><text:tab/>Prompt user to input file </text:p>
      <text:p text:style-name="P8"><text:tab/>Read <text:span text:style-name="T7">all lines of file </text:span></text:p>
      <text:p text:style-name="P8"><text:tab/>Count number of lines in file</text:p>
      <text:p text:style-name="P11"><text:tab/><text:span text:style-name="T7">Record number of lines in file as number_of_lines</text:span></text:p>
      <text:p text:style-name="P12"><text:tab/><text:tab/>IF number_of_lines <text:s/><text:span text:style-name="T8">&lt; 100 THEN </text:span></text:p>
      <text:p text:style-name="P12"><text:tab/><text:tab/><text:tab/><text:span text:style-name="T8">Read all lines in file </text:span></text:p>
      <text:p text:style-name="P12"><text:tab/><text:tab/><text:tab/><text:span text:style-name="T8">DO WHILE line_has_been_read = false </text:span></text:p>
      <text:p text:style-name="P12"><text:tab/><text:tab/><text:tab/><text:tab/><text:span text:style-name="T8">Read line </text:span></text:p>
      <text:p text:style-name="P12"><text:tab/><text:tab/><text:tab/><text:tab/><text:span text:style-name="T8">Record line as object in class</text:span></text:p>
      <text:p text:style-name="P12"><text:tab/><text:tab/><text:tab/><text:tab/><text:span text:style-name="T8">Request information from open library API using recorded isbn from <text:tab/><text:tab/><text:tab/><text:tab/>file</text:span></text:p>
      <text:p text:style-name="P17"><text:tab/><text:tab/><text:tab/><text:tab/><text:span text:style-name="T15">Define html formatting </text:span></text:p>
      <text:p text:style-name="P17"><text:tab/><text:tab/><text:tab/><text:tab/><text:span text:style-name="T16">Do error checks</text:span></text:p>
      <text:p text:style-name="P12"><text:tab/><text:tab/><text:tab/><text:tab/><text:tab/><text:span text:style-name="T8">IF information_can_be_found = true THEN</text:span></text:p>
      <text:p text:style-name="P12"><text:tab/><text:tab/><text:tab/><text:tab/><text:tab/><text:tab/><text:span text:style-name="T8">Display information in html file allbooks.html</text:span></text:p>
      <text:p text:style-name="P12"><text:tab/><text:tab/><text:tab/><text:tab/><text:tab/><text:span text:style-name="T8">ELSE</text:span></text:p>
      <text:p text:style-name="P12"><text:tab/><text:tab/><text:tab/><text:tab/><text:tab/><text:span text:style-name="T9">Display error </text:span></text:p>
      <text:p text:style-name="P12"><text:tab/><text:tab/><text:tab/><text:span text:style-name="T8">LOOP</text:span></text:p>
      <text:p text:style-name="P12"><text:tab/><text:tab/></text:p>
      <text:p text:style-name="P12"><text:tab/><text:tab/><text:span text:style-name="T9">ELSE </text:span></text:p>
      <text:p text:style-name="P2"><text:tab/><text:tab/><text:span text:style-name="T8">Read up to 100 lines in file</text:span></text:p>
      <text:p text:style-name="P2"><text:tab/><text:tab/><text:span text:style-name="T11">Record current line number as line_number</text:span></text:p>
      <text:p text:style-name="P2"><text:tab/><text:tab/><text:span text:style-name="T9">DO WHILE line_number &lt; 100</text:span></text:p>
      <text:p text:style-name="P6"><text:tab/><text:tab/><text:tab/><text:span text:style-name="T2">Read line </text:span></text:p>
      <text:p text:style-name="P6"><text:tab/><text:tab/><text:tab/><text:span text:style-name="T2">Record line as object in class</text:span></text:p>
      <text:p text:style-name="P19"><text:tab/><text:tab/><text:tab/><text:span text:style-name="T8">Request information from open library API using recorded isbn from <text:tab/><text:tab/><text:tab/><text:tab/>file</text:span></text:p>
      <text:p text:style-name="P23"><text:tab/><text:tab/><text:tab/>Define html <text:span text:style-name="T14">formatting</text:span></text:p>
      <text:p text:style-name="P23"><text:tab/><text:tab/><text:tab/><text:span text:style-name="T14">Do error checks </text:span></text:p>
      <text:p text:style-name="P13"><text:tab/><text:tab/><text:tab/><text:tab/><text:span text:style-name="T8">IF information_can_be_found = true THEN</text:span></text:p>
      <text:p text:style-name="P13"><text:tab/><text:tab/><text:tab/><text:tab/><text:tab/><text:span text:style-name="T8">Display information in html file allbooks.html</text:span></text:p>
      <text:p text:style-name="P13"><text:tab/><text:tab/><text:tab/><text:tab/><text:span text:style-name="T8">ELSE</text:span></text:p>
      <text:p text:style-name="P13"><text:tab/><text:tab/><text:tab/><text:tab/>Display error <text:tab/></text:p>
      <text:p text:style-name="P14"><text:soft-page-break/><text:tab/><text:tab/><text:tab/><text:span text:style-name="T6">line_number = line_number + 1</text:span></text:p>
      <text:p text:style-name="P14"><text:tab/><text:tab/><text:span text:style-name="T10">LOOP</text:span></text:p>
      <text:p text:style-name="P25"><text:span text:style-name="T2"><text:tab/><text:tab/>Close files </text:span></text:p>
      <text:p text:style-name="P25"><text:span text:style-name="T4"/></text:p>
      <text:p text:style-name="P9"><text:span text:style-name="T14"><text:tab/>Get Book information from isbn input </text:span></text:p>
      <text:p text:style-name="P9"><text:tab/><text:span text:style-name="T14">Create html page onebook.html for individual books </text:span></text:p>
      <text:p text:style-name="P27"><text:tab/><text:tab/>Prompt user to input isbn</text:p>
      <text:p text:style-name="P27"><text:tab/><text:tab/><text:span text:style-name="T15">Define html </text:span>formatting</text:p>
      <text:p text:style-name="P28"><text:span text:style-name="T14"><text:tab/><text:tab/>Do error checks </text:span></text:p>
      <text:p text:style-name="P9"><text:tab/><text:tab/><text:tab/>IF input is a correct isbn number THEN</text:p>
      <text:p text:style-name="P9"><text:tab/><text:tab/><text:tab/><text:tab/><text:span text:style-name="T16">Display information in html file onebook.html </text:span></text:p>
      <text:p text:style-name="P9"><text:tab/><text:tab/><text:tab/><text:span text:style-name="T3">ELSE </text:span></text:p>
      <text:p text:style-name="P9"><text:tab/><text:tab/><text:tab/><text:span text:style-name="T3">Display error</text:span></text:p>
      <text:p text:style-name="P10"><text:tab/><text:tab/><text:tab/><text:span text:style-name="T16">Prompt user to input isbn</text:span> </text:p>
      <text:p text:style-name="P10"><text:tab/></text:p>
      <text:p text:style-name="P10"/>
      <text:p text:style-name="P10"><text:tab/></text:p>
      <text:p text:style-name="P2"><text:tab/></text:p>
      <text:p text:style-name="P3"><text:tab/>Close files </text:p>
      <text:p text:style-name="P3">END PROGRAM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5:26:47.588000000</meta:creation-date>
    <dc:date>2019-10-31T22:02:43.299000000</dc:date>
    <meta:editing-duration>PT1H17M54S</meta:editing-duration>
    <meta:editing-cycles>9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64" meta:word-count="260" meta:character-count="1710" meta:non-whitespace-character-count="1319"/>
  </office:meta>
</office:document-meta>
</file>